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a9da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ba9da" officeooo:paragraph-rsid="001ba9d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style:text-underline-style="none" fo:font-weight="normal" officeooo:rsid="001ba9da" officeooo:paragraph-rsid="001ba9da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ument</text:p>
      <text:p text:style-name="P1"/>
      <text:p text:style-name="P2">Some formatting</text:p>
      <text:p text:style-name="P2"/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3:13:19.116620000</meta:creation-date>
    <dc:date>2014-04-14T13:16:31.209839000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38" meta:non-whitespace-character-count="33"/>
    <meta:generator>LibreOffice/4.2.2.1$MacOSX_X86_64 LibreOffice_project/3be8cda0bddd8e430d8cda1ebfd581265cca5a0f</meta:generator>
  </office:meta>
</office:document-meta>
</file>